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b7f58" officeooo:paragraph-rsid="001b7f58" style:font-weight-asian="bold" style:font-weight-complex="bold"/>
    </style:style>
    <style:style style:name="P2" style:family="paragraph" style:parent-style-name="Standard">
      <style:paragraph-properties fo:text-align="start" style:justify-single-word="false"/>
      <style:text-properties fo:font-weight="bold" officeooo:rsid="001b7f58" officeooo:paragraph-rsid="001b7f58" style:font-weight-asian="bold" style:font-weight-complex="bold"/>
    </style:style>
    <style:style style:name="P3" style:family="paragraph" style:parent-style-name="Standard">
      <style:paragraph-properties fo:text-align="start" style:justify-single-word="false"/>
      <style:text-properties fo:font-weight="normal" officeooo:rsid="001b7f58" officeooo:paragraph-rsid="001b7f58"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ava Game</text:p>
      <text:p text:style-name="P2">1. setup for Maven</text:p>
      <text:p text:style-name="P2"/>
      <text:p text:style-name="P3">- cd (directory-project)</text:p>
      <text:p text:style-name="P3">- mvn archetype:generate -DgroupId=mr.gmiak.dv -DartifactId=javaGame -DarchetypeArtifactId=maven-archetype-quickstart -DarchetypeVersion=1.4 -DinteractiveMode=false</text:p>
      <text:p text:style-name="P3"/>
      <text:p text:style-name="P3">explanation: You executed the Maven goal archetype:generate, and passed in various parameters to that goal. The prefix archetype is the plugin that provides the goal. If you are familiar with Ant, you may conceive of this as similar to a task. This archetype:generate goal created a simple project based upon a maven-archetype-quickstart archetype. Suffice it to say for now that a plugin is a collection of goals with a general common purpose. For example the jboss-maven-plugin, whose purpose is "deal with various jboss items".</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21:09:40.324072774</meta:creation-date>
    <dc:date>2020-09-22T21:13:24.631497882</dc:date>
    <meta:editing-duration>PT3M48S</meta:editing-duration>
    <meta:editing-cycles>1</meta:editing-cycles>
    <meta:document-statistic meta:table-count="0" meta:image-count="0" meta:object-count="0" meta:page-count="1" meta:paragraph-count="5" meta:word-count="101" meta:character-count="745" meta:non-whitespace-character-count="649"/>
    <meta:generator>LibreOffice/6.4.5.2$Linux_X86_64 LibreOffice_project/40$Build-2</meta:generator>
  </office:meta>
</office:document-meta>
</file>